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orphans="2" fo:widows="2" fo:text-indent="0in" style:auto-text-indent="false"/>
      <style:text-properties officeooo:paragraph-rsid="000dae62"/>
    </style:style>
    <style:style style:name="P2" style:family="paragraph" style:parent-style-name="Standard">
      <style:paragraph-properties fo:margin-left="0in" fo:margin-right="0in" fo:line-height="150%" fo:text-align="start" style:justify-single-word="false" fo:orphans="2" fo:widows="2" fo:text-indent="0in" style:auto-text-indent="false"/>
      <style:text-properties officeooo:paragraph-rsid="000f8838"/>
    </style:style>
    <style:style style:name="P3" style:family="paragraph" style:parent-style-name="Standard">
      <style:paragraph-properties fo:margin-left="0in" fo:margin-right="0in" fo:line-height="150%" fo:text-align="start" style:justify-single-word="false" fo:orphans="2" fo:widows="2" fo:text-indent="0in" style:auto-text-indent="false"/>
      <style:text-properties officeooo:paragraph-rsid="000fb86d"/>
    </style:style>
    <style:style style:name="P4" style:family="paragraph" style:parent-style-name="Standard">
      <style:paragraph-properties fo:margin-left="0in" fo:margin-right="0in" fo:line-height="150%" fo:text-align="start" style:justify-single-word="false" fo:orphans="2" fo:widows="2" fo:text-indent="0in" style:auto-text-indent="false"/>
      <style:text-properties officeooo:paragraph-rsid="00118a12"/>
    </style:style>
    <style:style style:name="P5" style:family="paragraph" style:parent-style-name="Standard">
      <style:paragraph-properties fo:margin-left="0in" fo:margin-right="0in" fo:line-height="150%" fo:text-align="start" style:justify-single-word="false" fo:orphans="2" fo:widows="2" fo:text-indent="0in" style:auto-text-indent="false"/>
      <style:text-properties officeooo:paragraph-rsid="0012917e"/>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officeooo:rsid="000dae62" officeooo:paragraph-rsid="000dae62"/>
    </style:style>
    <style:style style:name="P7" style:family="paragraph" style:parent-style-name="Standard">
      <style:paragraph-properties fo:margin-left="0in" fo:margin-right="0in" fo:line-height="150%" fo:text-align="start" style:justify-single-word="false" fo:orphans="2" fo:widows="2" fo:text-indent="0in" style:auto-text-indent="false"/>
      <style:text-properties officeooo:rsid="000f8838" officeooo:paragraph-rsid="000f8838"/>
    </style:style>
    <style:style style:name="P8" style:family="paragraph" style:parent-style-name="Standard">
      <style:paragraph-properties fo:margin-left="0in" fo:margin-right="0in" fo:line-height="150%" fo:text-align="start" style:justify-single-word="false" fo:orphans="2" fo:widows="2" fo:text-indent="0in" style:auto-text-indent="false"/>
      <style:text-properties officeooo:rsid="000fb86d" officeooo:paragraph-rsid="000fb86d"/>
    </style:style>
    <style:style style:name="P9" style:family="paragraph" style:parent-style-name="Standard">
      <style:paragraph-properties fo:margin-left="0in" fo:margin-right="0in" fo:line-height="150%" fo:text-align="start" style:justify-single-word="false" fo:orphans="2" fo:widows="2" fo:text-indent="0in" style:auto-text-indent="false"/>
      <style:text-properties fo:color="#ff0000" officeooo:rsid="000fb86d" officeooo:paragraph-rsid="00118a12"/>
    </style:style>
    <style:style style:name="P10" style:family="paragraph" style:parent-style-name="Standard">
      <style:paragraph-properties fo:margin-left="0in" fo:margin-right="0in" fo:line-height="150%" fo:text-align="start" style:justify-single-word="false" fo:orphans="2" fo:widows="2" fo:text-indent="0in" style:auto-text-indent="false"/>
      <style:text-properties fo:color="#ff0000" officeooo:rsid="00118a12" officeooo:paragraph-rsid="00118a12"/>
    </style:style>
    <style:style style:name="P11" style:family="paragraph" style:parent-style-name="Standard">
      <style:paragraph-properties fo:margin-left="0in" fo:margin-right="0in" fo:line-height="150%" fo:text-align="start" style:justify-single-word="false" fo:orphans="2" fo:widows="2" fo:text-indent="0in" style:auto-text-indent="false"/>
      <style:text-properties officeooo:rsid="0012917e" officeooo:paragraph-rsid="0012917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letter-spacing="normal"/>
    </style:style>
    <style:style style:name="T3" style:family="text">
      <style:text-properties fo:font-variant="normal" fo:text-transform="none" fo:color="#1155cc" style:font-name="Liberation Serif" fo:font-size="12pt" fo:letter-spacing="normal" fo:font-style="normal" fo:font-weight="normal"/>
    </style:style>
    <style:style style:name="T4" style:family="text">
      <style:text-properties fo:font-variant="normal" fo:text-transform="none" fo:color="#ff0000" style:font-name="Liberation Serif" fo:font-size="12pt" fo:letter-spacing="normal" fo:font-style="normal" fo:font-weight="normal"/>
    </style:style>
    <style:style style:name="T5" style:family="text">
      <style:text-properties fo:font-variant="normal" fo:text-transform="none" fo:color="#ff0000" style:font-name="Liberation Serif" fo:font-size="12pt" fo:letter-spacing="normal" fo:font-style="normal" fo:font-weight="normal" officeooo:rsid="000dae62"/>
    </style:style>
    <style:style style:name="T6" style:family="text">
      <style:text-properties fo:font-variant="normal" fo:text-transform="none" fo:color="#ff0000" style:font-name="Liberation Serif" fo:font-size="12pt" fo:letter-spacing="normal" fo:font-style="normal" fo:font-weight="normal" officeooo:rsid="000f8838"/>
    </style:style>
    <style:style style:name="T7" style:family="text">
      <style:text-properties fo:font-variant="normal" fo:text-transform="none" fo:color="#ff0000" style:font-name="Liberation Serif" fo:font-size="12pt" fo:letter-spacing="normal" fo:font-style="normal" fo:font-weight="normal" officeooo:rsid="000fb86d"/>
    </style:style>
    <style:style style:name="T8" style:family="text">
      <style:text-properties fo:font-variant="normal" fo:text-transform="none" fo:color="#ff0000" style:font-name="Liberation Serif" fo:font-size="12pt" fo:letter-spacing="normal" fo:font-style="normal" fo:font-weight="normal" officeooo:rsid="00118a12"/>
    </style:style>
    <style:style style:name="T9" style:family="text">
      <style:text-properties fo:font-variant="normal" fo:text-transform="none" fo:color="#ff0000" style:font-name="Liberation Serif" fo:font-size="12pt" fo:letter-spacing="normal" fo:font-style="normal" style:text-underline-style="solid" style:text-underline-width="auto" style:text-underline-color="font-color" fo:font-weight="normal" officeooo:rsid="000f8838"/>
    </style:style>
    <style:style style:name="T10" style:family="text">
      <style:text-properties fo:font-variant="normal" fo:text-transform="none" fo:color="#ff0000" style:font-name="Liberation Serif" fo:font-size="12pt" fo:letter-spacing="normal" fo:font-style="italic" fo:font-weight="normal" style:font-style-asian="italic" style:font-style-complex="italic"/>
    </style:style>
    <style:style style:name="T11" style:family="text">
      <style:text-properties fo:font-variant="normal" fo:text-transform="none" fo:color="#ff0000" style:font-name="Liberation Serif" fo:font-size="12pt" fo:letter-spacing="normal" fo:font-style="italic" fo:font-weight="normal" officeooo:rsid="000dae62" style:font-style-asian="italic" style:font-style-complex="italic"/>
    </style:style>
    <style:style style:name="T12" style:family="text">
      <style:text-properties style:font-name="Liberation Serif"/>
    </style:style>
    <style:style style:name="T13" style:family="text">
      <style:text-properties style:font-name="Liberation Serif" officeooo:rsid="00118a12"/>
    </style:style>
    <style:style style:name="T14" style:family="text">
      <style:text-properties fo:color="#ff0000" style:font-name="Liberation Serif"/>
    </style:style>
    <style:style style:name="T15" style:family="text">
      <style:text-properties fo:color="#ff0000" style:font-name="Liberation Serif" officeooo:rsid="00118a12"/>
    </style:style>
    <style:style style:name="T16" style:family="text">
      <style:text-properties fo:color="#ff0000" style:font-name="Liberation Serif" officeooo:rsid="001291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EB MS JEB-2020-00032</text:span><text:span text:style-name="T12"><text:line-break/><text:line-break/></text:span><text:span text:style-name="T1">Re: Reject with resubmission allowed</text:span><text:span text:style-name="T12"><text:line-break/><text:line-break/></text:span><text:span text:style-name="T1">Dear Author,</text:span><text:span text:style-name="T12"><text:line-break/><text:line-break/></text:span><text:span text:style-name="T1">Thank you for submitting your manuscript "Decoupling of resistance and tolerance against one of two related parasites (&lt;i&gt;Eimeria&lt;/i&gt;) 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span><text:span text:style-name="T12"><text:line-break/><text:line-break/></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span text:style-name="T12"><text:line-break/></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span text:style-name="T12"><text:line-break/></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span text:style-name="T12"><text:line-break/></text:span><text:span text:style-name="T1">Fourth, a control group is missing.</text:span><text:span text:style-name="T12"><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span><text:span text:style-name="T12"><text:line-break/><text:line-break/></text:span><text:span text:style-name="T1">However, I leave the option open for you to resubmit a substantially revised version of your article at some point in the future, if you think you can fix the main criticisms and make this work more </text:span><text:soft-page-break/><text:span text:style-name="T1">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span><text:span text:style-name="T12"><text:line-break/><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span><text:span text:style-name="T12"><text:line-break/><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3">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span><text:span text:style-name="T12"><text:line-break/><text:line-break/></text:span><text:span text:style-name="T1">Sincerely,</text:span><text:span text:style-name="T12"><text:line-break/><text:line-break/></text:span><text:span text:style-name="T1">Wolf Blanckenhorn</text:span><text:span text:style-name="T12"><text:line-break/></text:span><text:span text:style-name="T1">Editor in Chief</text:span><text:span text:style-name="T12"><text:line-break/></text:span><text:span text:style-name="T1">Journal of Evolutionary Biology</text:span><text:span text:style-name="T12"><text:line-break/><text:line-break/></text:span><text:span text:style-name="T1">**********************************************</text:span><text:span text:style-name="T12"><text:line-break/></text:span><text:span text:style-name="T1">Evolutionary Biology &amp; Environmental Studies</text:span><text:span text:style-name="T12"><text:line-break/></text:span><text:span text:style-name="T1">University of Zurich-Irchel</text:span><text:span text:style-name="T12"><text:line-break/></text:span><text:span text:style-name="T1">Winterthurerstrasse 190</text:span><text:span text:style-name="T12"><text:line-break/></text:span><text:span text:style-name="T1">CH-8057 Zurich</text:span><text:span text:style-name="T12"><text:line-break/><text:line-break/></text:span><text:a xlink:type="simple" xlink:href="http://onlinelibrary.wiley.com/journal/10.1111/(ISSN)1420-9101/" office:target-frame-name="_blank" xlink:show="new" text:style-name="Internet_20_link" text:visited-style-name="Visited_20_Internet_20_Link"><text:span text:style-name="T3">http://onlinelibrary.wiley.com</text:span></text:a><text:span text:style-name="T12"><text:line-break/></text:span><text:a xlink:type="simple" xlink:href="http://mc.manuscriptcentral.com/jeb" office:target-frame-name="_blank" xlink:show="new" text:style-name="Internet_20_link" text:visited-style-name="Visited_20_Internet_20_Link"><text:span text:style-name="T3">http://mc.manuscriptcentral.co</text:span></text:a><text:span text:style-name="T12"><text:line-break/></text:span><text:soft-page-break/><text:a xlink:type="simple" xlink:href="http://www.eseb.org/" office:target-frame-name="_blank" xlink:show="new" text:style-name="Internet_20_link" text:visited-style-name="Visited_20_Internet_20_Link"><text:span text:style-name="T3">http://www.eseb.org</text:span></text:a><text:span text:style-name="T12"><text:line-break/><text:line-break/></text:span><text:span text:style-name="T1">*************************************</text:span><text:span text:style-name="T12"><text:line-break/></text:span><text:span text:style-name="T1">***********************************************</text:span><text:span text:style-name="T12"><text:line-break/><text:line-break/></text:span><text:span text:style-name="T1">Reviewer: 1</text:span><text:span text:style-name="T12"><text:line-break/><text:line-break/></text:span><text:span text:style-name="T1">Comments to the Author</text:span><text:span text:style-name="T12"><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1"><text:span text:style-name="T1"/></text:p>
      <text:p text:style-name="P1"><text:span text:style-name="T5">Yes, more focus Eimeria species/genotype in fixed hosts</text:span><text:span text:style-name="T12"><text:line-break/><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12"><text:line-break/></text:span></text:p>
      <text:p text:style-name="P1"><text:span text:style-name="T5">Yes youpi. </text:span><text:span text:style-name="T11">E. ferrisi</text:span><text:span text:style-name="T5"> is from safely further away from center, two strains compare adaptive?</text:span></text:p>
      <text:p text:style-name="P6"><text:span text:style-name="T10">E. ferrisi</text:span><text:span text:style-name="T4"> is the most prevalent parasite, wanted to test local adaptation in this. → no local adaptation. </text:span></text:p>
      <text:p text:style-name="P7"><text:span text:style-name="T5">N</text:span><text:span text:style-name="T4">O TOL DIFF (TOL is a host concept)</text:span></text:p>
      <text:p text:style-name="P1"><text:span text:style-name="T5"/></text:p>
      <text:p text:style-name="P1"><text:span text:style-name="T5">Efal from super center almost. differences</text:span></text:p>
      <text:p text:style-name="P6"><text:soft-page-break/><text:span text:style-name="T4">No real test for local adaptation, we don’t know whether E88 is a west or <text:s/>hybrid host adapted strain. Could be </text:span><text:span text:style-name="T6">either of them</text:span><text:span text:style-name="T4">… future experiments neede</text:span><text:span text:style-name="T6">d!</text:span><text:span text:style-name="T4"> </text:span></text:p>
      <text:p text:style-name="P2"><text:span text:style-name="T6">TOL DIFF are local adaptation? </text:span></text:p>
      <text:p text:style-name="P2"><text:span text:style-name="T6">… very interesting for the future: </text:span><text:span text:style-name="T9">one needs to use the host concept of tolerance to investigate a parasite/host local adaptation</text:span><text:span text:style-name="T6">!</text:span></text:p>
      <text:p text:style-name="P7"><text:span text:style-name="T6">W</text:span><text:span text:style-name="T4">OW parasite research has to use host concept! Really! This is the main </text:span><text:span text:style-name="T7">conclusion</text:span><text:span text:style-name="T4">! </text:span></text:p>
      <text:p text:style-name="P3"><text:span text:style-name="T12"><text:line-break/></text:span><text:span text:style-name="T1">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span></text:p>
      <text:p text:style-name="P3"><text:span text:style-name="T1"/></text:p>
      <text:p text:style-name="P8"><text:span text:style-name="T1"/></text:p>
      <text:p text:style-name="P3"><text:span text:style-name="T7">Removed “fully”. We specify that the mice have at least X generations of inbreeding. We converted our analysis to slope genotype based measure. Our original rationale was that the ratio is more conservative, but we agree to use the analysis established by Raberg et al. . EMPHASIZE that this addresses the main criticism of both reviewers.</text:span></text:p>
      <text:p text:style-name="P3"><text:span text:style-name="T12"><text:line-break/></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3"><text:soft-page-break/><text:span text:style-name="T7">Removed fitness cost. Looked harder found those papers. Here they are. </text:span><text:span text:style-name="T12"><text:line-break/><text:line-break/></text:span><text:span text:style-name="T1">Does sex play a role in either resistance or tolerance? Males and females were included in this study but pooled for data analysis.</text:span><text:span text:style-name="T12"><text:line-break/></text:span></text:p>
      <text:p text:style-name="P9"><text:span text:style-name="T12">Sex as factor in the model, lack of power? </text:span><text:span text:style-name="T13">Why test, what is the prediction? We are not aware why in Eimeria infections we’d predict lower or higher in one sex!</text:span></text:p>
      <text:p text:style-name="P9"><text:span text:style-name="T12">NO → just used to be add more variance (meaningful) → more conservative.</text:span></text:p>
      <text:p text:style-name="P4"><text:span text:style-name="T12"><text:line-break/></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4"><text:span text:style-name="T1"/></text:p>
      <text:p text:style-name="P4"><text:span text:style-name="T8">Made the timeframe more clear. We thank the reviewer to appreciate our efforts on honesty. </text:span><text:span text:style-name="T12"><text:line-break/><text:line-break/></text:span><text:span text:style-name="T1">I think this is an error on page 10 – “SHUNT (Mmd subspecies) shed more OPG at the peak of shedding than both Mmm subspecies, PWD and BUSNA”. It looks like it should be “less” not “more”.</text:span><text:span text:style-name="T12"><text:line-break/></text:span></text:p>
      <text:p text:style-name="P10"><text:span text:style-name="T12">Ok</text:span></text:p>
      <text:p text:style-name="P4"><text:span text:style-name="T12"><text:line-break/></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4"><text:span text:style-name="T1"/></text:p>
      <text:p text:style-name="P4"><text:span text:style-name="T8">OK</text:span><text:span text:style-name="T12"><text:line-break/><text:line-break/></text:span><text:soft-page-break/><text:span text:style-name="T1">It seems clear that the controversy about degree of parasite resistance in house mice in the hybrid zones interests the authors – but the links to this study seem fuzzy, as the house mice were not from the house mice hybrid zone, only the parasites were.</text:span><text:span text:style-name="T12"><text:line-break/></text:span></text:p>
      <text:p text:style-name="P10"><text:span text:style-name="T12">Ok removed. Fitness removed. Only left implicit in references. </text:span></text:p>
      <text:p text:style-name="P4"><text:span text:style-name="T12"><text:line-break/></text:span><text:span text:style-name="T1">Were the data analysed twice (once looking at subspecies/species differences and once looking at strain differences) because there wasn’t enough data to do one model with strain nested within species, fitting all the variables?</text:span><text:span text:style-name="T12"><text:line-break/></text:span></text:p>
      <text:p text:style-name="P5"><text:span text:style-name="T15">Only random effects can be nested. Species and strain have to be fixed effects in this model and therefore studied separately. </text:span><text:span text:style-name="T16">Correct that both fixed effects could be used in the same model.</text:span></text:p>
      <text:p text:style-name="P5"><text:span text:style-name="T16"/></text:p>
      <text:p text:style-name="P5"><text:span text:style-name="T16">* isolate + species + subspecies + strain.</text:span></text:p>
      <text:p text:style-name="P5"><text:span text:style-name="T16"/></text:p>
      <text:p text:style-name="P5"><text:span text:style-name="T16">Isolate and strain NS but still want to visualize their variability. Two different models to test two different hypotheses. Predictions made clear… </text:span></text:p>
      <text:p text:style-name="P11"><text:span text:style-name="T16"/></text:p>
      <text:p text:style-name="P11"><text:span text:style-name="T14">LOCAL ADAPT (ferrisi) questions: Isolate/strain model → local adaptations NEGATIVE result. That’s why investigated in depth. </text:span></text:p>
      <text:p text:style-name="P11"><text:span text:style-name="T14"/></text:p>
      <text:p text:style-name="P5"><text:span text:style-name="T16">COUPLING DIFFERENCE IN DIFF PARASITES: species/subspecies model → tolerance /resistance coupling differences. </text:span><text:span text:style-name="T12"><text:line-break/><text:line-break/></text:span><text:span text:style-name="T1">Reviewer: 2</text:span><text:span text:style-name="T12"><text:line-break/><text:line-break/></text:span><text:span text:style-name="T1">Comments to the Author</text:span><text:span text:style-name="T12"><text:line-break/></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text:span><text:soft-page-break/><text:span text:style-name="T1">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span text:style-name="T12"><text:line-break/><text:line-break/></text:span><text:span text:style-name="T1">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span><text:span text:style-name="T12"><text:line-break/><text:line-break/></text:span><text:span text:style-name="T1">There are no line numbers, which make difficult pointing at the sentences to comment.  In any case, with the hope of explaining further my point of view, I offer some comments below.</text:span><text:span text:style-name="T12"><text:line-break/><text:line-break/></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span><text:span text:style-name="T12"><text:line-break/></text:span><text:span text:style-name="T1">Abstract, 4th line: what do you mean with “hybrid hosts”?</text:span><text:span text:style-name="T12"><text:line-break/></text:span><text:span text:style-name="T1">Abstract, 5th line: what kind of fitness effects? What do you mean with modulatory effect?</text:span><text:span text:style-name="T12"><text:line-break/></text:span><text:span text:style-name="T1">Abstract: brief explanation of how resistance and tolerance responses were estimated is necessary here, before exposing the results.</text:span><text:span text:style-name="T12"><text:line-break/></text:span><text:span text:style-name="T1">Abstract, the two last lines: why findings of resistance in …. have to be interpreted carefully?</text:span><text:span text:style-name="T12"><text:line-break/><text:line-break/></text:span><text:span text:style-name="T1">Introduction:</text:span><text:span text:style-name="T12"><text:line-break/></text:span><text:span text:style-name="T2">“</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text:span><text:soft-page-break/><text:span text:style-name="T1">both are costly, can be positively, negatively or nor related to each other.</text:span><text:span text:style-name="T12"><text:line-break/><text:line-break/></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span><text:span text:style-name="T12"><text:line-break/><text:line-break/></text:span><text:span text:style-name="T1">Material and methods</text:span><text:span text:style-name="T12"><text:line-break/></text:span><text:span text:style-name="T1">Please, try not to use acronyms, or reduce them to a minimum. It makes it very difficult to follow the text.</text:span><text:span text:style-name="T12"><text:line-break/></text:span><text:span text:style-name="T1">I am not an expert on the described lab methodologies, and thus I cannot comment on them.</text:span><text:span text:style-name="T12"><text:line-break/></text:span><text:span text:style-name="T1">Experimental approach:</text:span><text:span text:style-name="T12"><text:line-break/></text:span><text:span text:style-name="T1">Mice were orally infected with 150 sporulated oocysts, weight recorded and faeces collected daily.</text:span><text:span text:style-name="T12"><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12"><text:line-break/><text:line-break/></text:span><text:span text:style-name="T1">Measures of resistance and tolerance: I am not sure the approach is appropriate or correct to test the idea.</text:span><text:span text:style-name="T12"><text:line-break/></text:span><text:span text:style-name="T1">- Resistance: “number of oocysts per gram of feces (OPG) at the day of maximal shedding”. Do you mean the inverse of number of oocysts …. ?</text:span><text:span text:style-name="T12"><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 </text:span><text:span text:style-name="T12"><text:line-break/></text:span><text:span text:style-name="T1">Two points: (i) But you first mentioned that tolerance is defined as the slope (reaction norm) of the relationship between parasite burden and fitness related variable (… ??). Why didn’t you estimate the </text:span><text:soft-page-break/><text:span text:style-name="T1">reaction norms, then?</text:span><text:span text:style-name="T12"><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span><text:span text:style-name="T12"><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12"><text:line-break/></text:span><text:span text:style-name="T1">tolerance = (maximum relative weight loss … / maximum number of oocysts …),</text:span><text:span text:style-name="T12"><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span text:style-name="T12"><text:line-break/><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2-25T11:24:19.551517204</dc:date>
    <meta:editing-duration>PT11M28S</meta:editing-duration>
    <meta:editing-cycles>2</meta:editing-cycles>
    <meta:generator>LibreOffice/6.1.5.2$Linux_X86_64 LibreOffice_project/10$Build-2</meta:generator>
    <meta:document-statistic meta:table-count="0" meta:image-count="0" meta:object-count="0" meta:page-count="9" meta:paragraph-count="28" meta:word-count="2684" meta:character-count="17091" meta:non-whitespace-character-count="14377"/>
  </office:meta>
</office:document-meta>
</file>